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3" style:family="paragraph" style:parent-style-name="Standard" style:master-page-name="Standard">
      <style:paragraph-properties style:page-number="1"/>
      <style:text-properties fo:font-size="13pt" style:font-size-asian="13pt" style:font-size-complex="13pt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text-properties fo:font-size="13pt" fo:background-color="#ffffff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background-color="#ffffff" loext:char-shading-value="0" style:font-size-asian="13pt" style:font-size-complex="13pt"/>
    </style:style>
    <style:style style:name="T3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4" style:family="text">
      <style:text-properties officeooo:rsid="002151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*Desenvolva um código, utilizando o Google Blockly <text:span text:style-name="T4">(ou JavaScript)</text:span>, que utilize as seguintes características de um veículo:</text:p>
      <text:p text:style-name="P1">- Quantidade de rodas;</text:p>
      <text:p text:style-name="P1">- Peso bruto em quilogramas;</text:p>
      <text:p text:style-name="P1">- Quantidade de pessoas no veículo.</text:p>
      <text:p text:style-name="P1">Com essas informações, o programa mostrará qual é a melhor categoria de habilitação para o veículo informado a partir das condições:</text:p>
      <text:p text:style-name="P1">A: Veículos com duas ou três rodas;</text:p>
      <text:p text:style-name="P1">B: Veículos com quatro rodas, que acomodam até oito pessoas e seu peso é de até 3500 kg;</text:p>
      <text:p text:style-name="P1">C: Veículos com quatro rodas ou mais e com peso entre 3500 e 6000 kg;</text:p>
      <text:p text:style-name="P1">D: Veículos com quatro rodas ou mais e que acomodam mais de oito pessoas;</text:p>
      <text:p text:style-name="P1">E: Veículos com quatro rodas ou mais e com mais de 6000 kg.</text:p>
      <text:p text:style-name="P1"/>
      <text:p text:style-name="Standard"><text:span text:style-name="T3">Código feito em JavaScript :</text:span><text:span text:style-name="T1"> <text:s/>*/</text:span></text:p>
      <text:p text:style-name="P2"/>
      <text:p text:style-name="P5">let roda, peso, pessoas;</text:p>
      <text:p text:style-name="P5">roda = prompt("Digite a quantidade de rodas: ")</text:p>
      <text:p text:style-name="P5">if ((roda==2)||(roda==3)){</text:p>
      <text:p text:style-name="P5"><text:s text:c="4"/>console.log("Veículo tipo A")</text:p>
      <text:p text:style-name="P5">}else if (roda==4){</text:p>
      <text:p text:style-name="P5"><text:s text:c="4"/>peso = prompt("Digite o peso do veículo: ")</text:p>
      <text:p text:style-name="P5"><text:s text:c="4"/>pessoas = prompt("Digite a quantidade de pessoas para o veículo: ")</text:p>
      <text:p text:style-name="P5"><text:s text:c="4"/>if ((peso&lt;=3500)&amp;&amp;(pessoas&lt;=8)){</text:p>
      <text:p text:style-name="P5"><text:s text:c="8"/>console.log("Veículo tipo B")</text:p>
      <text:p text:style-name="P5"><text:s text:c="4"/>}else if ((peso&gt;3500)&amp;&amp;(peso&lt;6000)){</text:p>
      <text:p text:style-name="P5"><text:s text:c="8"/>console.log("Veículo tipo C")</text:p>
      <text:p text:style-name="P5"><text:s text:c="4"/>}else if(peso&gt;6000){</text:p>
      <text:p text:style-name="Standard"><text:span text:style-name="T2"><text:s text:c="8"/>console.log("Veículo tipo E")</text:span></text:p>
      <text:p text:style-name="P5"><text:s text:c="4"/>}else if (pessoas&gt;8){</text:p>
      <text:p text:style-name="P5"><text:s text:c="8"/>console.log("Veículo tipo D")</text:p>
      <text:p text:style-name="P5"><text:s text:c="4"/>}</text:p>
      <text:p text:style-name="P5">}else {</text:p>
      <text:p text:style-name="P5"><text:s text:c="4"/>console.log("Veículo não informado")</text:p>
      <text:p text:style-name="P5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3-07-24T14:16:10.158000000</dc:date>
    <meta:editing-duration>PT1M53S</meta:editing-duration>
    <meta:editing-cycles>1</meta:editing-cycles>
    <meta:document-statistic meta:table-count="0" meta:image-count="0" meta:object-count="0" meta:page-count="1" meta:paragraph-count="30" meta:word-count="194" meta:character-count="1290" meta:non-whitespace-character-count="1057"/>
  </office:meta>
</office:document-meta>
</file>